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ucidasans1" svg:font-family="Lucidasans"/>
    <style:font-face style:name="sans-serif" svg:font-family="sans-serif"/>
    <style:font-face style:name="TimesNewRoman,Bold" svg:font-family="'TimesNewRoman,Bold'" style:font-family-generic="roman"/>
    <style:font-face style:name="Liberation Mono" svg:font-family="'Liberation Mono'" style:font-family-generic="modern" style:font-pitch="fixed"/>
    <style:font-face style:name="Bitstream Vera Sans" svg:font-family="'Bitstream Vera Sans'" style:font-pitch="variable"/>
    <style:font-face style:name="Lucidasans" svg:font-family="Lucidasans" style:font-pitch="variable"/>
    <style:font-face style:name="Bitstream Vera Serif" svg:font-family="'Bitstream Vera Serif'" style:font-family-generic="roman" style:font-pitch="variable"/>
    <style:font-face style:name="Times1" svg:font-family="Times" style:font-adornments="Bold" style:font-family-generic="roman" style:font-pitch="variable"/>
    <style:font-face style:name="Times" svg:font-family="Times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Itálico" style:font-family-generic="swiss" style:font-pitch="variable"/>
    <style:font-face style:name="Arial1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_5b_ABNT_5d__20_texto_20_padrão">
      <style:paragraph-properties fo:margin-left="0cm" fo:margin-right="0cm" fo:line-height="150%" fo:text-indent="0cm" style:auto-text-indent="false"/>
      <style:text-properties style:font-name="Arial" fo:font-size="12pt" officeooo:paragraph-rsid="0edc91cb" style:font-name-asian="sans-serif" style:font-size-asian="12pt" style:font-name-complex="sans-serif" style:font-size-complex="12pt"/>
    </style:style>
    <style:style style:name="P2" style:family="paragraph" style:parent-style-name="_5b_ABNT_5d__20_texto_20_padrão">
      <style:paragraph-properties fo:margin-left="0cm" fo:margin-right="0cm" fo:line-height="150%" fo:text-align="justify" style:justify-single-word="false" fo:text-indent="0cm" style:auto-text-indent="false"/>
      <style:text-properties style:font-name="Arial" fo:font-size="12pt" officeooo:paragraph-rsid="0edc91cb" style:font-name-asian="sans-serif" style:font-size-asian="12pt" style:font-name-complex="sans-serif" style:font-size-complex="12pt"/>
    </style:style>
    <style:style style:name="P3" style:family="paragraph" style:parent-style-name="_5b_ABNT_5d__20_texto_20_padrão">
      <style:paragraph-properties fo:margin-left="0cm" fo:margin-right="0cm" fo:line-height="150%" fo:text-align="center" style:justify-single-word="false" fo:text-indent="0cm" style:auto-text-indent="false"/>
      <style:text-properties style:font-name="Arial" fo:font-size="12pt" fo:font-weight="bold" officeooo:rsid="0f34db11" officeooo:paragraph-rsid="0f34db11" style:font-name-asian="sans-serif" style:font-size-asian="12pt" style:font-weight-asian="bold" style:font-name-complex="sans-serif" style:font-size-complex="12pt" style:font-weight-complex="bold"/>
    </style:style>
    <style:style style:name="P4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style:font-name="Arial" fo:font-size="12pt" fo:font-style="normal" fo:font-weight="bold" officeooo:rsid="0f4fe664" officeooo:paragraph-rsid="0f4fe664" style:font-size-asian="12pt" style:font-style-asian="normal" style:font-weight-asian="bold" style:font-size-complex="12pt" style:font-style-complex="normal" style:font-weight-complex="bold"/>
    </style:style>
    <style:style style:name="P5" style:family="paragraph" style:parent-style-name="Standard">
      <style:paragraph-properties fo:line-height="150%" fo:text-align="justify" style:justify-single-word="false"/>
      <style:text-properties style:font-name="Arial" fo:font-size="12pt" officeooo:rsid="0ef8294f" officeooo:paragraph-rsid="0ef8294f" style:font-name-asian="sans-serif" style:font-size-asian="12pt" style:font-name-complex="sans-serif" style:font-size-complex="12pt"/>
    </style:style>
    <style:style style:name="P6" style:family="paragraph" style:parent-style-name="_5b_ABNT_5d__20_Nível_20_1">
      <style:text-properties fo:color="#ce181e" fo:font-weight="bold" officeooo:rsid="0f540d84" officeooo:paragraph-rsid="0f540d84" style:font-weight-asian="bold" style:font-weight-complex="bold"/>
    </style:style>
    <style:style style:name="P7" style:family="paragraph" style:parent-style-name="Header" style:list-style-name="L1" style:master-page-name="">
      <style:paragraph-properties style:page-number="auto" text:number-lines="true" text:line-number="1" style:writing-mode="lr-tb"/>
      <style:text-properties officeooo:rsid="0a3c8896" officeooo:paragraph-rsid="0a3c8896"/>
    </style:style>
    <style:style style:name="P8" style:family="paragraph" style:parent-style-name="_5b_ABNT_5d__20_texto_20_padrão">
      <style:text-properties officeooo:rsid="0f57450c" officeooo:paragraph-rsid="0f57450c"/>
    </style:style>
    <style:style style:name="P9" style:family="paragraph" style:parent-style-name="_5b_ABNT_5d__20_texto_20_padrão">
      <style:text-properties officeooo:rsid="0f65b2dc" officeooo:paragraph-rsid="0f65b2dc"/>
    </style:style>
    <style:style style:name="P10" style:family="paragraph" style:parent-style-name="_5b_ABNT_5d__20_texto_20_padrão" style:list-style-name="L3">
      <style:text-properties officeooo:rsid="0f68b2ff" officeooo:paragraph-rsid="0f68b2ff"/>
    </style:style>
    <style:style style:name="P11" style:family="paragraph" style:parent-style-name="_5b_ABNT_5d__20_texto_20_padrão">
      <style:text-properties officeooo:rsid="0f816601" officeooo:paragraph-rsid="0f937271"/>
    </style:style>
    <style:style style:name="P12" style:family="paragraph" style:parent-style-name="_5b_ABNT_5d__20_texto_20_padrão">
      <style:text-properties officeooo:rsid="0f869f65" officeooo:paragraph-rsid="0f869f65"/>
    </style:style>
    <style:style style:name="P13" style:family="paragraph" style:parent-style-name="_5b_ABNT_5d__20_texto_20_padrão">
      <style:text-properties officeooo:rsid="0f93644e" officeooo:paragraph-rsid="0f93644e"/>
    </style:style>
    <style:style style:name="P14" style:family="paragraph" style:parent-style-name="_5b_ABNT_5d__20_texto_20_padrão">
      <style:text-properties officeooo:rsid="0f94baec" officeooo:paragraph-rsid="0fa28461"/>
    </style:style>
    <style:style style:name="P15" style:family="paragraph" style:parent-style-name="_5b_ABNT_5d__20_texto_20_padrão">
      <style:text-properties officeooo:rsid="0fa8ecb9" officeooo:paragraph-rsid="0fae0bb6"/>
    </style:style>
    <style:style style:name="P16" style:family="paragraph" style:parent-style-name="_5b_ABNT_5d__20_texto_20_padrão">
      <style:text-properties officeooo:rsid="0fb06cce" officeooo:paragraph-rsid="0fb06cce"/>
    </style:style>
    <style:style style:name="P17" style:family="paragraph" style:parent-style-name="_5b_ABNT_5d__20_texto_20_padrão">
      <style:text-properties officeooo:rsid="0fc39873" officeooo:paragraph-rsid="0fc39873"/>
    </style:style>
    <style:style style:name="P18" style:family="paragraph" style:parent-style-name="_5b_ABNT_5d__20_texto_20_padrão" style:list-style-name="L4">
      <style:text-properties officeooo:rsid="0fcccaf6" officeooo:paragraph-rsid="0fcccaf6"/>
    </style:style>
    <style:style style:name="P19" style:family="paragraph" style:parent-style-name="_5b_ABNT_5d__20_texto_20_padrão">
      <style:text-properties officeooo:rsid="0fcccaf6" officeooo:paragraph-rsid="0fcccaf6"/>
    </style:style>
    <style:style style:name="P20" style:family="paragraph" style:parent-style-name="_5b_ABNT_5d__20_texto_20_padrão">
      <style:text-properties officeooo:rsid="0fcf288a" officeooo:paragraph-rsid="0fcf288a"/>
    </style:style>
    <style:style style:name="P21" style:family="paragraph" style:parent-style-name="_5b_ABNT_5d__20_texto_20_padrão" style:list-style-name="L5">
      <style:text-properties officeooo:rsid="0fcf288a" officeooo:paragraph-rsid="0fcf288a"/>
    </style:style>
    <style:style style:name="P22" style:family="paragraph" style:parent-style-name="_5b_ABNT_5d__20_texto_20_padrão" style:list-style-name="L5">
      <style:text-properties officeooo:rsid="0fcf5af9" officeooo:paragraph-rsid="0fcf5af9"/>
    </style:style>
    <style:style style:name="P23" style:family="paragraph" style:parent-style-name="_5b_ABNT_5d__20_texto_20_padrão">
      <style:text-properties officeooo:rsid="0fcf5af9" officeooo:paragraph-rsid="0fcf5af9"/>
    </style:style>
    <style:style style:name="P24" style:family="paragraph" style:parent-style-name="_5b_ABNT_5d__20_texto_20_padrão" style:list-style-name="L6"/>
    <style:style style:name="P25" style:family="paragraph" style:parent-style-name="_5b_ABNT_5d__20_texto_20_padrão" style:list-style-name="L2">
      <style:paragraph-properties fo:margin-left="0cm" fo:margin-right="0cm" fo:text-indent="0cm" style:auto-text-indent="false"/>
      <style:text-properties style:use-window-font-color="true" style:font-name="Arial" fo:font-size="12pt" fo:font-weight="normal" officeooo:rsid="0f3e9e8b" officeooo:paragraph-rsid="0f3f1265" style:font-name-asian="sans-serif" style:font-size-asian="12pt" style:font-weight-asian="normal" style:font-name-complex="sans-serif" style:font-size-complex="12pt" style:font-weight-complex="normal"/>
    </style:style>
    <style:style style:name="P26" style:family="paragraph" style:parent-style-name="_5b_ABNT_5d__20_texto_20_padrão">
      <style:paragraph-properties fo:margin-left="0cm" fo:margin-right="0cm" fo:text-indent="0cm" style:auto-text-indent="false"/>
      <style:text-properties officeooo:paragraph-rsid="0f5edd6e"/>
    </style:style>
    <style:style style:name="P27" style:family="paragraph" style:parent-style-name="_5b_ABNT_5d__20_texto_20_padrão">
      <style:paragraph-properties fo:margin-left="0cm" fo:margin-right="0cm" fo:text-indent="0cm" style:auto-text-indent="false"/>
      <style:text-properties officeooo:rsid="0f68b2ff" officeooo:paragraph-rsid="0f68b2ff"/>
    </style:style>
    <style:style style:name="P28" style:family="paragraph" style:parent-style-name="_5b_ABNT_5d__20_texto_20_padrão">
      <style:paragraph-properties fo:margin-left="0cm" fo:margin-right="0cm" fo:text-indent="0cm" style:auto-text-indent="false"/>
      <style:text-properties officeooo:paragraph-rsid="0f7fdb61"/>
    </style:style>
    <style:style style:name="P29" style:family="paragraph" style:parent-style-name="_5b_ABNT_5d__20_texto_20_padrão">
      <style:paragraph-properties fo:margin-left="0cm" fo:margin-right="0cm" fo:text-indent="0cm" style:auto-text-indent="false"/>
      <style:text-properties officeooo:paragraph-rsid="0f82fc1f"/>
    </style:style>
    <style:style style:name="P30" style:family="paragraph" style:parent-style-name="_5b_ABNT_5d__20_texto_20_padrão">
      <style:paragraph-properties fo:margin-left="0cm" fo:margin-right="0cm" fo:text-indent="0cm" style:auto-text-indent="false"/>
      <style:text-properties officeooo:paragraph-rsid="0f8b618b"/>
    </style:style>
    <style:style style:name="P31" style:family="paragraph" style:parent-style-name="_5b_ABNT_5d__20_texto_20_padrão">
      <style:paragraph-properties fo:margin-left="0cm" fo:margin-right="0cm" fo:text-indent="0cm" style:auto-text-indent="false"/>
      <style:text-properties officeooo:paragraph-rsid="0f907a1e"/>
    </style:style>
    <style:style style:name="P32" style:family="paragraph" style:parent-style-name="_5b_ABNT_5d__20_texto_20_padrão">
      <style:paragraph-properties fo:margin-left="0cm" fo:margin-right="0cm" fo:text-indent="0cm" style:auto-text-indent="false"/>
      <style:text-properties officeooo:paragraph-rsid="0f99a5e5"/>
    </style:style>
    <style:style style:name="P33" style:family="paragraph" style:parent-style-name="_5b_ABNT_5d__20_texto_20_padrão">
      <style:paragraph-properties fo:margin-left="0cm" fo:margin-right="0cm" fo:text-indent="0cm" style:auto-text-indent="false"/>
      <style:text-properties officeooo:paragraph-rsid="0f9f3593"/>
    </style:style>
    <style:style style:name="P34" style:family="paragraph" style:parent-style-name="_5b_ABNT_5d__20_texto_20_padrão">
      <style:paragraph-properties fo:margin-left="0cm" fo:margin-right="0cm" fo:text-indent="0cm" style:auto-text-indent="false"/>
      <style:text-properties officeooo:paragraph-rsid="0fa6f4ab"/>
    </style:style>
    <style:style style:name="P35" style:family="paragraph" style:parent-style-name="_5b_ABNT_5d__20_texto_20_padrão">
      <style:paragraph-properties fo:margin-left="0cm" fo:margin-right="0cm" fo:text-indent="0cm" style:auto-text-indent="false"/>
      <style:text-properties officeooo:rsid="0fb44680" officeooo:paragraph-rsid="0fb44680"/>
    </style:style>
    <style:style style:name="P36" style:family="paragraph" style:parent-style-name="_5b_ABNT_5d__20_título_20_1">
      <style:paragraph-properties fo:line-height="150%" fo:text-align="justify" style:justify-single-word="false"/>
      <style:text-properties style:font-name="Arial" fo:font-size="12pt" officeooo:rsid="0f51c2c2" officeooo:paragraph-rsid="0f51c2c2" style:font-name-asian="sans-serif" style:font-size-asian="12pt" style:font-name-complex="sans-serif" style:font-size-complex="12pt"/>
    </style:style>
    <style:style style:name="P37" style:family="paragraph" style:parent-style-name="_5b_ABNT_5d__20_título_20_1">
      <style:text-properties officeooo:rsid="0f531a6c" officeooo:paragraph-rsid="0f531a6c"/>
    </style:style>
    <style:style style:name="P38" style:family="paragraph" style:parent-style-name="_5b_ABNT_5d__20_título_20_2">
      <style:paragraph-properties fo:break-before="page"/>
      <style:text-properties officeooo:rsid="0fcc6165" officeooo:paragraph-rsid="0fcc6165"/>
    </style:style>
    <style:style style:name="P39" style:family="paragraph" style:parent-style-name="_5b_ABNT_5d__20_título_20_2">
      <style:text-properties officeooo:rsid="0fcc6165" officeooo:paragraph-rsid="0fcc6165"/>
    </style:style>
    <style:style style:name="P40" style:family="paragraph" style:parent-style-name="_5b_ABNT_5d__20_título_20_2">
      <style:text-properties officeooo:rsid="0fd05135" officeooo:paragraph-rsid="0fd05135"/>
    </style:style>
    <style:style style:name="T1" style:family="text">
      <style:text-properties style:font-name-asian="sans-serif" style:font-name-complex="sans-serif"/>
    </style:style>
    <style:style style:name="T2" style:family="text">
      <style:text-properties officeooo:rsid="0f09b6f2" style:font-name-asian="sans-serif" style:font-name-complex="sans-serif"/>
    </style:style>
    <style:style style:name="T3" style:family="text">
      <style:text-properties style:font-name="Arial" fo:font-size="12pt" style:font-size-asian="12pt" style:font-size-complex="12pt"/>
    </style:style>
    <style:style style:name="T4" style:family="text">
      <style:text-properties style:font-name="Arial" fo:font-size="12pt" officeooo:rsid="0f3e9e8b" style:font-size-asian="12pt" style:font-size-complex="12pt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fafbceb" style:font-weight-asian="normal" style:font-weight-complex="normal"/>
    </style:style>
    <style:style style:name="T7" style:family="text">
      <style:text-properties fo:font-weight="normal" officeooo:rsid="0fb159b2" style:font-weight-asian="normal" style:font-weight-complex="normal"/>
    </style:style>
    <style:style style:name="T8" style:family="text">
      <style:text-properties fo:font-weight="normal" officeooo:rsid="0fb20dd4" style:font-weight-asian="normal" style:font-weight-complex="normal"/>
    </style:style>
    <style:style style:name="T9" style:family="text">
      <style:text-properties fo:font-weight="normal" officeooo:rsid="0fb2b9a4" style:font-weight-asian="normal" style:font-weight-complex="normal"/>
    </style:style>
    <style:style style:name="T10" style:family="text">
      <style:text-properties fo:font-weight="normal" officeooo:rsid="0fb58def" style:font-weight-asian="normal" style:font-weight-complex="normal"/>
    </style:style>
    <style:style style:name="T11" style:family="text">
      <style:text-properties fo:font-weight="normal" officeooo:rsid="0fb6940d" style:font-weight-asian="normal" style:font-weight-complex="normal"/>
    </style:style>
    <style:style style:name="T12" style:family="text">
      <style:text-properties fo:font-weight="normal" officeooo:rsid="0fb8b655" style:font-weight-asian="normal" style:font-weight-complex="normal"/>
    </style:style>
    <style:style style:name="T13" style:family="text">
      <style:text-properties fo:font-weight="normal" officeooo:rsid="0fb8e4be" style:font-weight-asian="normal" style:font-weight-complex="normal"/>
    </style:style>
    <style:style style:name="T14" style:family="text">
      <style:text-properties fo:font-weight="normal" officeooo:rsid="0fbac4c9" style:font-weight-asian="normal" style:font-weight-complex="normal"/>
    </style:style>
    <style:style style:name="T15" style:family="text">
      <style:text-properties fo:font-weight="normal" officeooo:rsid="0fbc9b87" style:font-weight-asian="normal" style:font-weight-complex="normal"/>
    </style:style>
    <style:style style:name="T16" style:family="text">
      <style:text-properties fo:font-weight="normal" officeooo:rsid="0fbe9347" style:font-weight-asian="normal" style:font-weight-complex="normal"/>
    </style:style>
    <style:style style:name="T17" style:family="text">
      <style:text-properties fo:font-weight="normal" officeooo:rsid="0fbf4d06" style:font-weight-asian="normal" style:font-weight-complex="normal"/>
    </style:style>
    <style:style style:name="T18" style:family="text">
      <style:text-properties fo:font-weight="normal" officeooo:rsid="0fbfc8b3" style:font-weight-asian="normal" style:font-weight-complex="normal"/>
    </style:style>
    <style:style style:name="T19" style:family="text">
      <style:text-properties fo:font-weight="normal" officeooo:rsid="0fc16d1f" style:font-weight-asian="normal" style:font-weight-complex="normal"/>
    </style:style>
    <style:style style:name="T20" style:family="text">
      <style:text-properties officeooo:rsid="0f591a3a"/>
    </style:style>
    <style:style style:name="T21" style:family="text">
      <style:text-properties officeooo:rsid="0f5edd6e"/>
    </style:style>
    <style:style style:name="T22" style:family="text">
      <style:text-properties officeooo:rsid="0f676ca3"/>
    </style:style>
    <style:style style:name="T23" style:family="text">
      <style:text-properties officeooo:rsid="0f6c3541"/>
    </style:style>
    <style:style style:name="T24" style:family="text">
      <style:text-properties officeooo:rsid="0f723dc8"/>
    </style:style>
    <style:style style:name="T25" style:family="text">
      <style:text-properties officeooo:rsid="0f7fdb61"/>
    </style:style>
    <style:style style:name="T26" style:family="text">
      <style:text-properties officeooo:rsid="0f82daa0"/>
    </style:style>
    <style:style style:name="T27" style:family="text">
      <style:text-properties officeooo:rsid="0f82fc1f"/>
    </style:style>
    <style:style style:name="T28" style:family="text">
      <style:text-properties officeooo:rsid="0f84f1b8"/>
    </style:style>
    <style:style style:name="T29" style:family="text">
      <style:text-properties officeooo:rsid="0f87711a"/>
    </style:style>
    <style:style style:name="T30" style:family="text">
      <style:text-properties officeooo:rsid="0f8b618b"/>
    </style:style>
    <style:style style:name="T31" style:family="text">
      <style:text-properties officeooo:rsid="0f907a1e"/>
    </style:style>
    <style:style style:name="T32" style:family="text">
      <style:text-properties officeooo:rsid="0f965eb7"/>
    </style:style>
    <style:style style:name="T33" style:family="text">
      <style:text-properties officeooo:rsid="0f99a5e5"/>
    </style:style>
    <style:style style:name="T34" style:family="text">
      <style:text-properties officeooo:rsid="0f9f3593"/>
    </style:style>
    <style:style style:name="T35" style:family="text">
      <style:text-properties officeooo:rsid="0fa6f4ab"/>
    </style:style>
    <style:style style:name="T36" style:family="text">
      <style:text-properties officeooo:rsid="0faa65b2"/>
    </style:style>
    <style:style style:name="T37" style:family="text">
      <style:text-properties fo:font-weight="bold" officeooo:rsid="0faa65b2" style:font-weight-asian="bold" style:font-weight-complex="bold"/>
    </style:style>
    <style:style style:name="T38" style:family="text">
      <style:text-properties officeooo:rsid="0fc5520e"/>
    </style:style>
    <style:style style:name="T39" style:family="text">
      <style:text-properties officeooo:rsid="0fc6da36"/>
    </style:style>
    <style:style style:name="T40" style:family="text">
      <style:text-properties officeooo:rsid="0fca7c29"/>
    </style:style>
    <text:list-style style:name="L1">
      <text:list-level-style-number text:level="1" style:num-suffix=".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start-value="0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start-value="0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start-value="0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start-value="0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start-value="0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start-value="0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start-value="0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start-value="0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start-value="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Gráfico"/>
      </text:sequence-decls>
      <text:p text:style-name="P4"><text:span text:style-name="T1">TCC: </text:span><text:span text:style-name="T2">R</text:span><text:span text:style-name="T1">ASCUNHO</text:span></text:p>
      <text:p text:style-name="P1"/>
      <text:p text:style-name="P3">PLANEJAMENTO DE ENTREVISTA</text:p>
      <text:p text:style-name="P2"/>
      <text:p text:style-name="P6"><text:span text:style-name="T4">L</text:span><text:span text:style-name="T3">embrar de sincronizar e atualizar com documento no overleaf</text:span></text:p>
      <text:list xml:id="list1801894206" text:style-name="L2">
        <text:list-header>
          <text:p text:style-name="P25"/>
        </text:list-header>
      </text:list>
      <text:list xml:id="list1423310841" text:style-name="Outline">
        <text:list-item>
          <text:h text:style-name="P36" text:outline-level="1">INTRODUÇÃO</text:h>
        </text:list-item>
      </text:list>
      <text:p text:style-name="_5b_ABNT_5d__20_texto_20_padrão"/>
      <text:p text:style-name="P8"><text:span text:style-name="T20">A ideia de instruir uma máquina com um conjunto de dados de entrada a fim de que ela seja capaz de identificar padrões em dados semelhantes não é nova. Um dos programas de computador pioneiros no uso de aprendizado de máquina foi desenvolvido em 1959, por Arthur Lee Samuel, e sua proposta era aplicar tal método para ensinar os computadores a jogarem uma versão digital do jogo de tabuleiro damas [1].</text:span></text:p>
      <text:p text:style-name="P11">Um dos paradigmas mais promissores para a tarefa de ensinar um computador é o <text:span text:style-name="T29">Deep Learning (ou “Aprendizado Profundo”)</text:span>, seu surgimento foi inspirado no funcionamento do cérebro humano e suas estruturas <text:span text:style-name="T26">[3]</text:span>. <text:span text:style-name="T28">Tal abordagem de aprendizado ganhou notoriedade no meio acadêmico devido sua acurácia em tarefas como reconhecimento de fala (bastante utilizado por assistentes virtuais) e proporcionar avanços no processo de visão computacional [4].</text:span></text:p>
      <text:p text:style-name="P14">Com o progresso nos estudos do DL, sugiram aplicações nas mais diversas áreas, <text:span text:style-name="T32">como biomedicina, farmacologia, direção autônoma, processamento de linguagem natural, de texto, imagem e vídeo. [5], por exemplo, descrevem como esse mecanismo de aprendizado foi utilizado para testar propriedades farmacológicas de diversos medicamentos em representações de genes, que por sua vez, foram submetidos a condições e sistemas biológicos distintos. Já [6], exploram a capacidade de se utilizar o aprendizado profundo para identificação em tempo real de placas e veículos em rodovias, e sugerem sua aplicação no desenvolvimento de um sistema para direção autônoma.</text:span></text:p>
      <text:p text:style-name="P12">[3](página 1, 2), <text:span text:style-name="T29">na obra “?”,</text:span> apontam <text:span text:style-name="T29">que o Aprendizado Profundo é um paradigma que desempenha um papel crucial para análise preditiva de informação na era da explosão de dados, além de indicarem o volume de dados e o aumento de poder computacional como motivação para o aperfeiçoamento do Deep Learning. A era do Big Data também alimenta usos ambiciosos do DL para o reconhecimento de padrão nas pesquisas, compras e interesses dos consumidores na internet, a fim de tornar campanhas publicitárias, anúncios e recomendações, mecanismos mais assertivos e atrativos para seus potenciais clientes [7].</text:span></text:p>
      <text:p text:style-name="P13"/>
      <text:p text:style-name="P15"><text:soft-page-break/><text:span text:style-name="T36">Embora tenha atingido êxito nas tarefas citadas acima, inicialmente, dois fatores limitavam a expansão de aplicações com </text:span><text:span text:style-name="T37">redes profundas</text:span><text:span text:style-name="T36">, a quantidade pequena de dados disponíveis para treinamento da rede e o baixo número de camadas da própria rede [8]. </text:span><text:span text:style-name="T37">[… falar sobre estudo marco]. </text:span><text:span text:style-name="T6">Graças ao rompimento dessas duas barreiras, as redes profundas passaram </text:span><text:span text:style-name="T12">também </text:span><text:span text:style-name="T6">a ser empregadas fortemente na rotulação de imagens, isto é, </text:span><text:span text:style-name="T8">tornaram-se capaz</text:span><text:span text:style-name="T6"> </text:span><text:span text:style-name="T8">de</text:span><text:span text:style-name="T6"> identificar </text:span><text:span text:style-name="T8">a probabilidade de</text:span><text:span text:style-name="T6"> uma imagem </text:span><text:span text:style-name="T9">conter</text:span><text:span text:style-name="T6"> um determinado item. </text:span></text:p>
      <text:p text:style-name="P16"><text:span text:style-name="T6">O</text:span><text:span text:style-name="T5">s trabalhos de [9] foram responsáveis por expandir o horizonte do DL </text:span><text:span text:style-name="T7">par</text:span><text:span text:style-name="T5">a </text:span><text:span text:style-name="T10">além da </text:span><text:span text:style-name="T5">rotulação de figuras, </text:span><text:span text:style-name="T11">possibilitou</text:span><text:span text:style-name="T5"> </text:span><text:span text:style-name="T11">a delimitação e contorno</text:span><text:span text:style-name="T5"> </text:span><text:span text:style-name="T11">d</text:span><text:span text:style-name="T5">a área da imagem que continha o objeto buscado. </text:span><text:span text:style-name="T13">Em contrapartida, a maneira como essa inovação foi implementada </text:span><text:span text:style-name="T15">trazia</text:span><text:span text:style-name="T13"> algumas desvantagens. </text:span><text:span text:style-name="T16">A</text:span><text:span text:style-name="T14"> primeira</text:span><text:span text:style-name="T13"> delas é a utilização de uma janela deslizante para predizer o rótulo de cada pixel, </text:span><text:span text:style-name="T14">e a segunda é, utilizar uma região adjacente a cada pixel como entrada para classificação, o que como [8] observa, há processamento desnecessário devido redundância e sobreposição de pixe</text:span><text:span text:style-name="T17">is adjacentes, </text:span><text:span text:style-name="T18">isto é, um mesmo conjunto de </text:span><text:span text:style-name="T19">pontos</text:span><text:span text:style-name="T18"> pode ser processado diversas vezes</text:span><text:span text:style-name="T14">.</text:span></text:p>
      <text:p text:style-name="P17">Após a análise dos problemas de arquiteturas de DL propostas por outrem, [8, <text:span text:style-name="T38">p.2</text:span>], propõem sua própria, <text:span text:style-name="T40">a U-Net</text:span>, uma arquitetura implementada com objetivo de ser <text:span text:style-name="T39">simples, </text:span>precisa e eficiente com um número menor de imagens para treino que as anteriores que propunham realizar tarefas semelhantes.</text:p>
      <text:p text:style-name="P9">Vários <text:span text:style-name="T24">paradigmas</text:span> <text:span text:style-name="T22">e métodos constituem</text:span> <text:span text:style-name="T23">essa área de aprendizado</text:span>, <text:span text:style-name="T23">há soluções <text:s text:c="2"/>supervisionadas e não supervisionadas. O primeiro grupo opera com a rotulação de características de uma classe (que abrange vários dados de entrada), enquanto que o segundo grupo trabalha com características exclusivas de cada entrada, sem ter acesso às características de entradas anteriores [2].</text:span></text:p>
      <text:p text:style-name="P8"/>
      <text:p text:style-name="P5"/>
      <text:list xml:id="list125814190832916" text:continue-numbering="true" text:style-name="Outline">
        <text:list-item>
          <text:h text:style-name="P37" text:outline-level="1">REFERÊNCIAS</text:h>
          <text:h text:style-name="P37" text:outline-level="1" text:is-list-header="true"/>
        </text:list-item>
      </text:list>
      <text:p text:style-name="P26"><text:span text:style-name="T21">[1]. 2 </text:span><text:a xlink:type="simple" xlink:href="https://ieeexplore.ieee.org/stamp/stamp.jsp?tp=&amp;arnumber=5392560" text:style-name="Internet_20_link" text:visited-style-name="Visited_20_Internet_20_Link">https://ieeexplore.ieee.org/stamp/stamp.jsp?tp=&amp;arnumber=5392560</text:a></text:p>
      <text:p text:style-name="P28"><text:span text:style-name="T25">[2]. 1151 </text:span><text:a xlink:type="simple" xlink:href="https://dl.acm.org/doi/pdf/10.1145/1273496.1273641" text:style-name="Internet_20_link" text:visited-style-name="Visited_20_Internet_20_Link">https://dl.acm.org/doi/pdf/10.1145/1273496.1273641</text:a></text:p>
      <text:p text:style-name="P29"><text:span text:style-name="T27">[3]. 1 </text:span><text:a xlink:type="simple" xlink:href="https://ieeexplore.ieee.org/stamp/stamp.jsp?tp=&amp;arnumber=6817512" text:style-name="Internet_20_link" text:visited-style-name="Visited_20_Internet_20_Link">https://ieeexplore.ieee.org/stamp/stamp.jsp?tp=&amp;arnumber=6817512</text:a></text:p>
      <text:p text:style-name="P30"><text:span text:style-name="T30">[4].</text:span><text:a xlink:type="simple" xlink:href="https://www.microsoft.com/en-us/research/wp-content/uploads/2016/02/DeepLearningBook_RefsByLastFirstNames.pdf" text:style-name="Internet_20_link" text:visited-style-name="Visited_20_Internet_20_Link">https://www.microsoft.com/en-us/research/wp-content/uploads/2016/02/DeepLearningBook_RefsByLastFirstNames.pdf</text:a></text:p>
      <text:p text:style-name="P32"><text:span text:style-name="T33">[5]. </text:span><text:a xlink:type="simple" xlink:href="https://pubs.acs.org/doi/pdf/10.1021/acs.molpharmaceut.6b00248" text:style-name="Internet_20_link" text:visited-style-name="Visited_20_Internet_20_Link">https://pubs.acs.org/doi/pdf/10.1021/acs.molpharmaceut.6b00248</text:a></text:p>
      <text:p text:style-name="P33"><text:span text:style-name="T34">[6]. </text:span><text:a xlink:type="simple" xlink:href="https://arxiv.org/pdf/1504.01716.pdf" text:style-name="Internet_20_link" text:visited-style-name="Visited_20_Internet_20_Link">https://arxiv.org/pdf/1504.01716.pdf</text:a></text:p>
      <text:p text:style-name="P34"><text:span text:style-name="T35">[7]. </text:span><text:a xlink:type="simple" xlink:href="https://dl.acm.org/doi/pdf/10.1145/2736277.2741667" text:style-name="Internet_20_link" text:visited-style-name="Visited_20_Internet_20_Link">https://dl.acm.org/doi/pdf/10.1145/2736277.2741667</text:a></text:p>
      <text:p text:style-name="P31"><text:soft-page-break/><text:span text:style-name="T31">[8]. (Unet – artigo original) </text:span><text:a xlink:type="simple" xlink:href="https://arxiv.org/pdf/1505.04597.pdf" text:style-name="Internet_20_link" text:visited-style-name="Visited_20_Internet_20_Link">https://arxiv.org/pdf/1505.04597.pdf</text:a></text:p>
      <text:p text:style-name="P35">[9]. <text:a xlink:type="simple" xlink:href="https://papers.nips.cc/paper/4741-deep-neural-networks-segment-neuronal-membranes-in-electron-microscopy-images.pdf" text:style-name="Internet_20_link" text:visited-style-name="Visited_20_Internet_20_Link">https://papers.nips.cc/paper/4741-deep-neural-networks-segment-neuronal-membranes-in-electron-microscopy-images.pdf</text:a></text:p>
      <text:p text:style-name="P35"/>
      <text:p text:style-name="P31"/>
      <text:p text:style-name="P27">Alex Net:</text:p>
      <text:list xml:id="list3120145347" text:style-name="L3">
        <text:list-item>
          <text:p text:style-name="P10"><text:a xlink:type="simple" xlink:href="https://sites.icmc.usp.br/moacir/papers/Ponti_Costa_Como-funciona-o-Deep-Learning_2017.pdf" text:style-name="Internet_20_link" text:visited-style-name="Visited_20_Internet_20_Link">https://sites.icmc.usp.br/moacir/papers/Ponti_Costa_Como-funciona-o-Deep-Learning_2017.pdf</text:a></text:p>
        </text:list-item>
        <text:list-item>
          <text:p text:style-name="P10"><text:a xlink:type="simple" xlink:href="https://papers.nips.cc/paper/4824-imagenet-classification-with-deep-convolutional-neural-networks.pdf" text:style-name="Internet_20_link" text:visited-style-name="Visited_20_Internet_20_Link">https://papers.nips.cc/paper/4824-imagenet-classification-with-deep-convolutional-neural-networks.pdf</text:a></text:p>
        </text:list-item>
      </text:list>
      <text:list xml:id="list125814500900734" text:continue-list="list125814190832916" text:style-name="Outline">
        <text:list-item>
          <text:list>
            <text:list-item>
              <text:h text:style-name="P38" text:outline-level="2">Objetivos</text:h>
              <text:h text:style-name="P39" text:outline-level="2" text:is-list-header="true"/>
            </text:list-item>
          </text:list>
        </text:list-item>
      </text:list>
      <text:p text:style-name="P19">Este trabalho tem como objetivo geral:</text:p>
      <text:list xml:id="list4122258744" text:style-name="L4">
        <text:list-item>
          <text:p text:style-name="P18">Primeiro</text:p>
        </text:list-item>
      </text:list>
      <text:p text:style-name="P19"/>
      <text:p text:style-name="P20">Para atingir tal propósito, será necessário atingir os seguintes objetivos específicos:</text:p>
      <text:list xml:id="list278377293" text:style-name="L5">
        <text:list-item>
          <text:p text:style-name="P21">A</text:p>
        </text:list-item>
        <text:list-item>
          <text:p text:style-name="P21">B</text:p>
        </text:list-item>
        <text:list-item>
          <text:p text:style-name="P22">C</text:p>
        </text:list-item>
        <text:list-item>
          <text:p text:style-name="P22">D</text:p>
        </text:list-item>
        <text:list-item>
          <text:p text:style-name="P22">E</text:p>
        </text:list-item>
      </text:list>
      <text:p text:style-name="P23"/>
      <text:list xml:id="list125813991228021" text:continue-list="list125814500900734" text:style-name="Outline">
        <text:list-item>
          <text:list>
            <text:list-item>
              <text:h text:style-name="P40" text:outline-level="2">Estrutura do trabalho</text:h>
            </text:list-item>
          </text:list>
        </text:list-item>
      </text:list>
      <text:list xml:id="list1066951442" text:style-name="L6">
        <text:list-item>
          <text:p text:style-name="P24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ucidasans1" svg:font-family="Lucidasans"/>
    <style:font-face style:name="sans-serif" svg:font-family="sans-serif"/>
    <style:font-face style:name="TimesNewRoman,Bold" svg:font-family="'TimesNewRoman,Bold'" style:font-family-generic="roman"/>
    <style:font-face style:name="Liberation Mono" svg:font-family="'Liberation Mono'" style:font-family-generic="modern" style:font-pitch="fixed"/>
    <style:font-face style:name="Bitstream Vera Sans" svg:font-family="'Bitstream Vera Sans'" style:font-pitch="variable"/>
    <style:font-face style:name="Lucidasans" svg:font-family="Lucidasans" style:font-pitch="variable"/>
    <style:font-face style:name="Bitstream Vera Serif" svg:font-family="'Bitstream Vera Serif'" style:font-family-generic="roman" style:font-pitch="variable"/>
    <style:font-face style:name="Times1" svg:font-family="Times" style:font-adornments="Bold" style:font-family-generic="roman" style:font-pitch="variable"/>
    <style:font-face style:name="Times" svg:font-family="Times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Itálico" style:font-family-generic="swiss" style:font-pitch="variable"/>
    <style:font-face style:name="Arial1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draw:stroke-dash draw:name="Dashed_20__28_var_29__20_1" draw:display-name="Dashed (var) 1" draw:style="rect" draw:dots1="1" draw:dots1-length="0.059cm" draw:distance="0.026cm"/>
    <draw:stroke-dash draw:name="Dashed_20__28_var_29__20_10" draw:display-name="Dashed (var) 10" draw:style="rect" draw:dots1="1" draw:dots1-length="0.059cm" draw:distance="0.026cm"/>
    <draw:stroke-dash draw:name="Dashed_20__28_var_29__20_11" draw:display-name="Dashed (var) 11" draw:style="rect" draw:dots1="1" draw:dots1-length="0.059cm" draw:distance="0.026cm"/>
    <draw:stroke-dash draw:name="Dashed_20__28_var_29__20_12" draw:display-name="Dashed (var) 12" draw:style="rect" draw:dots1="1" draw:dots1-length="0.059cm" draw:distance="0.026cm"/>
    <draw:stroke-dash draw:name="Dashed_20__28_var_29__20_13" draw:display-name="Dashed (var) 13" draw:style="rect" draw:dots1="1" draw:dots1-length="0.059cm" draw:distance="0.026cm"/>
    <draw:stroke-dash draw:name="Dashed_20__28_var_29__20_14" draw:display-name="Dashed (var) 14" draw:style="rect" draw:dots1="1" draw:dots1-length="0.059cm" draw:distance="0.026cm"/>
    <draw:stroke-dash draw:name="Dashed_20__28_var_29__20_15" draw:display-name="Dashed (var) 15" draw:style="rect" draw:dots1="1" draw:dots1-length="0.059cm" draw:distance="0.026cm"/>
    <draw:stroke-dash draw:name="Dashed_20__28_var_29__20_16" draw:display-name="Dashed (var) 16" draw:style="rect" draw:dots1="1" draw:dots1-length="0.059cm" draw:distance="0.026cm"/>
    <draw:stroke-dash draw:name="Dashed_20__28_var_29__20_17" draw:display-name="Dashed (var) 17" draw:style="rect" draw:dots1="1" draw:dots1-length="0.059cm" draw:distance="0.026cm"/>
    <draw:stroke-dash draw:name="Dashed_20__28_var_29__20_18" draw:display-name="Dashed (var) 18" draw:style="rect" draw:dots1="1" draw:dots1-length="0.059cm" draw:distance="0.026cm"/>
    <draw:stroke-dash draw:name="Dashed_20__28_var_29__20_19" draw:display-name="Dashed (var) 19" draw:style="rect" draw:dots1="1" draw:dots1-length="0.059cm" draw:distance="0.026cm"/>
    <draw:stroke-dash draw:name="Dashed_20__28_var_29__20_2" draw:display-name="Dashed (var) 2" draw:style="rect" draw:dots1="1" draw:dots1-length="0.059cm" draw:distance="0.026cm"/>
    <draw:stroke-dash draw:name="Dashed_20__28_var_29__20_20" draw:display-name="Dashed (var) 20" draw:style="rect" draw:dots1="1" draw:dots1-length="0.059cm" draw:distance="0.026cm"/>
    <draw:stroke-dash draw:name="Dashed_20__28_var_29__20_3" draw:display-name="Dashed (var) 3" draw:style="rect" draw:dots1="1" draw:dots1-length="0.059cm" draw:distance="0.026cm"/>
    <draw:stroke-dash draw:name="Dashed_20__28_var_29__20_4" draw:display-name="Dashed (var) 4" draw:style="rect" draw:dots1="1" draw:dots1-length="0.059cm" draw:distance="0.026cm"/>
    <draw:stroke-dash draw:name="Dashed_20__28_var_29__20_5" draw:display-name="Dashed (var) 5" draw:style="rect" draw:dots1="1" draw:dots1-length="0.059cm" draw:distance="0.026cm"/>
    <draw:stroke-dash draw:name="Dashed_20__28_var_29__20_6" draw:display-name="Dashed (var) 6" draw:style="rect" draw:dots1="1" draw:dots1-length="0.059cm" draw:distance="0.026cm"/>
    <draw:stroke-dash draw:name="Dashed_20__28_var_29__20_7" draw:display-name="Dashed (var) 7" draw:style="rect" draw:dots1="1" draw:dots1-length="0.059cm" draw:distance="0.026cm"/>
    <draw:stroke-dash draw:name="Dashed_20__28_var_29__20_8" draw:display-name="Dashed (var) 8" draw:style="rect" draw:dots1="1" draw:dots1-length="0.059cm" draw:distance="0.026cm"/>
    <draw:stroke-dash draw:name="Dashed_20__28_var_29__20_9" draw:display-name="Dashed (var) 9" draw:style="rect" draw:dots1="1" draw:dots1-length="0.059cm" draw:distance="0.026cm"/>
    <draw:stroke-dash draw:name="dash3" draw:style="rect" draw:dots1="1" draw:dots1-length="0.059cm" draw:distance="0.026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Bitstream Vera Serif" fo:font-size="12pt" fo:language="pt" fo:country="BR" style:font-name-asian="Bitstream Vera Sans" style:font-size-asian="12pt" style:language-asian="zxx" style:country-asian="none" style:font-name-complex="Lucida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lr-tb"/>
      <style:text-properties style:use-window-font-color="true" style:font-name="Bitstream Vera Serif" fo:font-size="12pt" fo:language="pt" fo:country="BR" style:font-name-asian="Bitstream Vera Sans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" fo:font-family="Times" style:font-style-name="Regular" style:font-family-generic="roman" style:font-pitch="variable" fo:font-size="12pt" fo:font-weight="normal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itle" style:family="paragraph" style:hidden="true" style:parent-style-name="Standard" style:class="chapter" style:master-page-name="">
      <style:paragraph-properties fo:margin-top="0cm" fo:margin-bottom="0.4cm" loext:contextual-spacing="false" fo:text-align="center" style:justify-single-word="false" style:page-number="auto"/>
      <style:text-properties fo:font-variant="small-caps" style:font-name="Times1" fo:font-family="Times" style:font-style-name="Bold" style:font-family-generic="roman" style:font-pitch="variable" fo:font-size="18pt" fo:font-weight="bold" style:letter-kerning="true" style:font-size-asian="18pt" style:font-weight-asian="bold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_5b_ABNT_5d__20_título_20_1" style:next-style-name="Text" style:auto-update="true" style:default-outline-level="" style:list-style-name="" style:class="text" style:master-page-name="">
      <loext:graphic-properties draw:fill="none" draw:fill-color="#99ccff"/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0cm" style:auto-text-indent="false" style:page-number="auto" fo:background-color="transparent" style:shadow="none" fo:keep-with-next="always" style:writing-mode="lr-tb">
        <style:tab-stops/>
      </style:paragraph-properties>
      <style:text-properties fo:text-transform="uppercase" style:use-window-font-color="true" style:font-name="Arial" fo:font-family="Arial" style:font-family-generic="swiss" style:font-pitch="variable" fo:font-size="12pt" fo:language="pt" fo:country="BR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Heading_20_2" style:display-name="Heading 2" style:family="paragraph" style:parent-style-name="_5b_ABNT_5d__20_título_20_2" style:next-style-name="Heading_20_1" style:auto-update="true" style:default-outline-level="" style:list-style-name="" style:class="text" style:master-page-name="">
      <loext:graphic-properties draw:fill="none" draw:fill-color="#99ccff"/>
      <style:paragraph-properties fo:margin-top="0cm" fo:margin-bottom="0cm" loext:contextual-spacing="false" fo:line-height="150%" fo:text-align="justify" style:justify-single-word="false" style:page-number="auto" fo:background-color="transparent" style:shadow="none" text:number-lines="true" text:line-number="0" style:writing-mode="lr-tb">
        <style:tab-stops/>
      </style:paragraph-properties>
      <style:text-properties fo:text-transform="uppercase" style:font-name="Arial1" fo:font-family="Arial" style:font-style-name="Regular" style:font-family-generic="swiss" style:font-pitch="variable" fo:font-size="12pt" fo:font-weight="normal" style:font-size-asian="13pt"/>
    </style:style>
    <style:style style:name="Heading_20_3" style:display-name="Heading 3" style:family="paragraph" style:parent-style-name="_5b_ABNT_5d__20_título_20_3" style:auto-update="true" style:default-outline-level="" style:list-style-name="" style:class="text">
      <style:paragraph-properties fo:margin-left="0cm" fo:margin-right="0cm" fo:margin-top="0.423cm" fo:margin-bottom="0cm" loext:contextual-spacing="false" fo:text-indent="0cm" style:auto-text-indent="false" fo:keep-with-next="always"/>
      <style:text-properties fo:font-weight="bold" style:font-weight-asian="bold"/>
    </style:style>
    <style:style style:name="Heading_20_4" style:display-name="Heading 4" style:family="paragraph" style:parent-style-name="Heading" style:class="text">
      <style:paragraph-properties fo:margin-left="0cm" fo:margin-right="0cm" fo:text-align="justify" style:justify-single-word="false" fo:text-indent="0cm" style:auto-text-indent="false" fo:keep-with-next="always"/>
      <style:text-properties fo:font-style="italic" style:font-style-asian="italic"/>
    </style:style>
    <style:style style:name="Heading_20_5" style:display-name="Heading 5" style:family="paragraph" style:parent-style-name="Heading" style:class="text">
      <style:paragraph-properties fo:margin-left="0cm" fo:margin-right="0cm" fo:text-indent="0cm" style:auto-text-indent="false" fo:keep-with-next="always"/>
      <style:text-properties fo:color="#000000" style:font-name="TimesNewRoman,Bold" fo:font-family="'TimesNewRoman,Bold'" style:font-family-generic="roman" fo:language="pt" fo:country="BR" fo:font-weight="bold" style:language-asian="pt" style:country-asian="BR" style:font-weight-asian="bold"/>
    </style:style>
    <style:style style:name="Heading_20_6" style:display-name="Heading 6" style:family="paragraph" style:parent-style-name="Heading" style:class="text">
      <style:paragraph-properties fo:margin-left="0cm" fo:margin-right="0cm" fo:text-align="center" style:justify-single-word="false" fo:text-indent="0cm" style:auto-text-indent="false" fo:keep-with-next="always"/>
      <style:text-properties fo:color="#000000" fo:language="pt" fo:country="BR" fo:font-style="italic" fo:font-weight="bold" style:language-asian="pt" style:country-asian="BR" style:font-style-asian="italic" style:font-weight-asian="bold"/>
    </style:style>
    <style:style style:name="Heading_20_7" style:display-name="Heading 7" style:family="paragraph" style:parent-style-name="Heading" style:class="text">
      <style:paragraph-properties fo:margin-left="0cm" fo:margin-right="0cm" fo:text-align="justify" style:justify-single-word="false" fo:text-indent="0cm" style:auto-text-indent="false" fo:keep-with-next="always"/>
      <style:text-properties fo:language="pt" fo:country="BR" fo:font-weight="bold" style:language-asian="pt" style:country-asian="BR" style:font-weight-asian="bold"/>
    </style:style>
    <style:style style:name="Heading_20_8" style:display-name="Heading 8" style:family="paragraph" style:parent-style-name="Heading" style:class="text">
      <style:paragraph-properties fo:margin-left="0cm" fo:margin-right="0cm" fo:text-indent="0cm" style:auto-text-indent="false" fo:keep-with-next="always"/>
      <style:text-properties fo:font-weight="bold" style:font-weight-asian="bold"/>
    </style:style>
    <style:style style:name="Heading_20_9" style:display-name="Heading 9" style:family="paragraph" style:parent-style-name="Heading" style:class="text">
      <style:paragraph-properties fo:margin-left="0cm" fo:margin-right="0cm" fo:text-align="center" style:justify-single-word="false" fo:text-indent="0cm" style:auto-text-indent="false" fo:keep-with-next="always"/>
      <style:text-properties fo:language="pt" fo:country="BR" fo:font-weight="bold" style:language-asian="pt" style:country-asian="BR" style:font-weight-asian="bold"/>
    </style:style>
    <style:style style:name="Heading_20_10" style:display-name="Heading 10" style:family="paragraph" style:parent-style-name="Title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Lucidasans1" style:font-family-complex="Lucidasans"/>
    </style:style>
    <style:style style:name="Header" style:family="paragraph" style:parent-style-name="Standard" style:class="extra" style:master-page-name="">
      <loext:graphic-properties draw:fill="none" draw:fill-color="#99ccff"/>
      <style:paragraph-properties fo:text-align="end" style:justify-single-word="false" style:page-number="auto" fo:background-color="transparent" text:number-lines="true" text:line-number="1" style:writing-mode="lr-tb">
        <style:tab-stops>
          <style:tab-stop style:position="7.795cm" style:type="center"/>
          <style:tab-stop style:position="15.589cm" style:type="right"/>
        </style:tab-stops>
      </style:paragraph-properties>
      <style:text-properties style:font-name="Arial1" fo:font-family="Arial" style:font-style-name="Regular" style:font-family-generic="swiss" style:font-pitch="variable" fo:font-size="11pt"/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Lucidasans1" style:font-family-complex="Lucidasans" style:font-size-complex="10pt" style:font-style-complex="italic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 style:font-family-complex="Lucidasans"/>
    </style:style>
    <style:style style:name="Table_20_index_20_heading" style:display-name="Table index heading" style:family="paragraph" style:parent-style-name="Heading" style:next-style-name="_5b_ABNT_5d__20_Nível_20_1" style:default-outline-level="" style:list-style-name="" style:class="index" style:master-page-name="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page-number="auto" text:number-lines="false" text:line-number="0" style:writing-mode="lr-tb"/>
      <style:text-properties style:font-name="Arial1" fo:font-family="Arial" style:font-style-name="Regular" style:font-family-generic="swiss" style:font-pitch="variable" fo:font-size="12pt" fo:font-weight="normal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Table" style:family="paragraph" style:parent-style-name="Caption" style:auto-update="true" style:class="extra" style:master-page-name="">
      <loext:graphic-properties draw:fill="none" draw:fill-color="#99ccff"/>
      <style:paragraph-properties fo:margin-top="0cm" fo:margin-bottom="0cm" loext:contextual-spacing="false" fo:line-height="100%" fo:text-align="center" style:justify-single-word="false" style:page-number="auto" fo:background-color="transparent" style:shadow="none" style:writing-mode="lr-tb">
        <style:tab-stops/>
      </style:paragraph-properties>
      <style:text-properties style:font-name="Arial2" fo:font-family="Arial" style:font-style-name="Itálico" style:font-family-generic="swiss" style:font-pitch="variable" fo:font-style="italic" style:font-style-asian="italic" style:font-style-complex="italic"/>
    </style:style>
    <style:style style:name="Table_20_index_20_1" style:display-name="Table index 1" style:family="paragraph" style:class="index" style:master-page-name="">
      <style:paragraph-properties fo:margin-left="0cm" fo:margin-right="0cm" fo:line-height="150%" fo:text-align="justify" style:justify-single-word="false" fo:text-indent="0cm" style:auto-text-indent="false" style:page-number="auto" style:writing-mode="page">
        <style:tab-stops>
          <style:tab-stop style:position="15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rame_20_contents" style:display-name="Frame contents" style:family="paragraph" style:parent-style-name="Standard" style:class="extra"/>
    <style:style style:name="Contents_20_Heading" style:display-name="Contents Heading" style:family="paragraph" style:parent-style-name="_5b_ABNT_5d__20_Nível_20_1" style:default-outline-level="" style:list-style-name="" style:class="index" style:master-page-name="">
      <style:paragraph-properties fo:margin-left="0cm" fo:margin-right="0cm" fo:text-align="center" style:justify-single-word="false" fo:text-indent="0cm" style:auto-text-indent="false" style:page-number="auto" text:number-lines="false" text:line-number="0" style:writing-mode="page"/>
      <style:text-properties fo:font-size="12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_5b_ABNT_5d__20_texto_20_padrão" style:display-name="[ABNT] texto padrão" style:family="paragraph" style:master-page-name="">
      <loext:graphic-properties draw:fill="none" draw:fill-color="#99ccff"/>
      <style:paragraph-properties fo:margin-left="0cm" fo:margin-right="0cm" fo:margin-top="0cm" fo:margin-bottom="0cm" loext:contextual-spacing="false" fo:line-height="150%" fo:text-align="justify" style:justify-single-word="false" style:register-true="false" fo:text-indent="1.499cm" style:auto-text-indent="false" style:page-number="auto" fo:background-color="transparent" style:shadow="none" style:writing-mode="page">
        <style:tab-stops/>
      </style:paragraph-properties>
      <style:text-properties style:font-name="Arial1" fo:font-family="Arial" style:font-style-name="Regular" style:font-family-generic="swiss" style:font-pitch="variable" fo:font-size="12pt" style:font-size-asian="12pt" style:font-size-complex="12pt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_5b_ABNT_5d__20_legenda_20_tabela" style:display-name="[ABNT] legenda tabela" style:family="paragraph" style:master-page-name="">
      <style:paragraph-properties fo:line-height="100%" fo:text-align="center" style:justify-single-word="false" style:page-number="auto" style:shadow="none" style:writing-mode="page">
        <style:tab-stops/>
      </style:paragraph-properties>
      <style:text-properties style:font-name="Arial1" fo:font-family="Arial" style:font-style-name="Regular" style:font-family-generic="swiss" style:font-pitch="variable" fo:font-size="10pt"/>
    </style:style>
    <style:style style:name="_5b_ABNT_5d__20_título_20_1" style:display-name="[ABNT] título 1" style:family="paragraph" style:default-outline-level="1" style:list-style-name="Outline" style:master-page-name="">
      <loext:graphic-properties draw:fill="none" draw:fill-color="#99ccff"/>
      <style:paragraph-properties fo:line-height="150%" fo:text-align="justify" style:justify-single-word="false" style:page-number="auto" fo:background-color="transparent" style:shadow="none" style:writing-mode="page">
        <style:tab-stops/>
      </style:paragraph-properties>
      <style:text-properties fo:text-transform="uppercase" style:font-name="Arial1" fo:font-family="Arial" style:font-style-name="Regular" style:font-family-generic="swiss" style:font-pitch="variable" fo:font-weight="bold"/>
    </style:style>
    <style:style style:name="_5b_ABNT_5d__20_nível_20_2" style:display-name="[ABNT] nível 2" style:family="paragraph" style:parent-style-name="_5b_ABNT_5d__20_título_20_2" style:default-outline-level="" style:list-style-name="" style:master-page-name="">
      <loext:graphic-properties draw:fill="none" draw:fill-color="#99ccff"/>
      <style:paragraph-properties style:page-number="auto" fo:background-color="transparent" style:writing-mode="page"/>
      <style:text-properties fo:font-weight="normal" officeooo:rsid="0a657081"/>
    </style:style>
    <style:style style:name="Illustration_20_Index_20_Heading" style:display-name="Illustration Index Heading" style:family="paragraph" style:parent-style-name="_5b_ABNT_5d__20_Nível_20_1" style:class="index" style:master-page-name="">
      <style:paragraph-properties fo:margin-left="0cm" fo:margin-right="0cm" fo:text-align="center" style:justify-single-word="false" fo:text-indent="0cm" style:auto-text-indent="false" style:page-number="auto" text:number-lines="false" text:line-number="0" style:writing-mode="lr-tb"/>
      <style:text-properties fo:font-size="12pt" fo:font-weight="normal" style:font-size-asian="16pt" style:font-weight-asian="bold" style:font-size-complex="16pt" style:font-weight-complex="bold"/>
    </style:style>
    <style:style style:name="Contents_20_1" style:display-name="Contents 1" style:family="paragraph" style:parent-style-name="_5b_ABNT_5d__20_Nível_20_1" style:auto-update="true" style:class="index" style:master-page-name="">
      <style:paragraph-properties fo:margin-left="0cm" fo:margin-right="0cm" fo:text-align="justify" style:justify-single-word="false" fo:text-indent="0cm" style:auto-text-indent="false" style:page-number="auto" style:shadow="none" text:number-lines="false" text:line-number="0" style:writing-mode="page">
        <style:tab-stops>
          <style:tab-stop style:position="17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Footer_20_left" style:display-name="Footer left" style:family="paragraph" style:hidden="true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hidden="true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_5b_ABNT_5d__20_título_20_2" style:display-name="[ABNT] título 2" style:family="paragraph" style:parent-style-name="_5b_ABNT_5d__20_título_20_1" style:default-outline-level="2" style:list-style-name="Outline" style:master-page-name="">
      <style:paragraph-properties style:page-number="auto" style:writing-mode="page">
        <style:tab-stops/>
      </style:paragraph-properties>
      <style:text-properties fo:font-weight="normal"/>
    </style:style>
    <style:style style:name="_5b_ABNT_5d__20_título_20_3" style:display-name="[ABNT] título 3" style:family="paragraph" style:parent-style-name="Heading_20_2" style:default-outline-level="3" style:list-style-name="Outline" style:master-page-name="">
      <loext:graphic-properties draw:fill="none" draw:fill-color="#99ccff"/>
      <style:paragraph-properties style:page-number="auto" fo:background-color="transparent" style:writing-mode="lr-tb">
        <style:tab-stops/>
      </style:paragraph-properties>
      <style:text-properties fo:font-variant="normal" fo:text-transform="none" style:text-underline-style="none" fo:font-weight="bold"/>
    </style:style>
    <style:style style:name="_5b_ABNT_5d__20_Nível_20_1" style:display-name="[ABNT] Nível 1" style:family="paragraph" style:parent-style-name="_5b_ABNT_5d__20_título_20_1" style:default-outline-level="" style:list-style-name="">
      <style:paragraph-properties style:writing-mode="pag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_5b_ABNT_5d__20_nível_20_2" style:class="index" style:master-page-name="">
      <loext:graphic-properties draw:fill="none" draw:fill-color="#99ccff"/>
      <style:paragraph-properties fo:margin-left="0cm" fo:margin-right="0cm" fo:text-align="justify" style:justify-single-word="false" fo:text-indent="0cm" style:auto-text-indent="false" style:page-number="auto" fo:background-color="transparent" style:shadow="none" style:writing-mode="lr-tb">
        <style:tab-stops>
          <style:tab-stop style:position="16.501cm" style:type="right" style:leader-style="dotted" style:leader-text="."/>
        </style:tab-stops>
      </style:paragraph-properties>
      <style:text-properties fo:text-transform="uppercase" style:font-name="Arial1" fo:font-family="Arial" style:font-style-name="Regular" style:font-family-generic="swiss" style:font-pitch="variable"/>
    </style:style>
    <style:style style:name="Gráfico" style:family="paragraph" style:parent-style-name="Caption"/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_5b_ABNT_5d__20_gráfico" style:display-name="[ABNT] gráfico" style:family="paragraph" style:parent-style-name="_5b_ABNT_5d__20_legenda_20_tabela">
      <style:paragraph-properties fo:margin-left="0cm" fo:margin-right="0cm" fo:text-align="center" style:justify-single-word="false" fo:text-indent="0cm" style:auto-text-indent="false" style:writing-mode="page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llustration_20_Index_20_1" style:display-name="Illustration Index 1" style:family="paragraph" style:parent-style-name="_5b_ABNT_5d__20_texto_20_padrão" style:class="index" style:master-page-name="">
      <style:paragraph-properties fo:margin-left="0cm" fo:margin-right="0cm" fo:text-indent="0cm" style:auto-text-indent="false" style:page-number="auto" style:writing-mode="page">
        <style:tab-stops>
          <style:tab-stop style:position="17cm" style:type="right" style:leader-style="dotted" style:leader-text="."/>
        </style:tab-stops>
      </style:paragraph-properties>
    </style:style>
    <style:style style:name="Illustration" style:family="paragraph" style:parent-style-name="Caption" style:class="extra"/>
    <style:style style:name="Contents_20_3" style:display-name="Contents 3" style:family="paragraph" style:parent-style-name="Index" style:class="index" style:master-page-name="">
      <style:paragraph-properties fo:line-height="150%" style:page-number="auto" style:writing-mode="lr-tb"/>
      <style:text-properties style:font-name="Arial1" fo:font-family="Arial" style:font-style-name="Regular" style:font-family-generic="swiss" style:font-pitch="variable" fo:font-weight="bold"/>
    </style:style>
    <style:style style:name="Quotations" style:family="paragraph" style:parent-style-name="Standard" style:class="html"/>
    <style:style style:name="Footnote_20_Symbol" style:display-name="Footnote Symbol" style:family="text"/>
    <style:style style:name="Page_20_Number" style:display-name="Page Number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11pt" fo:background-color="transparen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Zeichenformat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suffix=" " style:num-format="1">
        <style:list-level-properties text:min-label-width="0.75cm"/>
      </text:outline-level-style>
      <text:outline-level-style text:level="2" style:num-suffix=" " style:num-format="1" text:display-levels="2">
        <style:list-level-properties text:min-label-width="1cm"/>
      </text:outline-level-style>
      <text:outline-level-style text:level="3" style:num-suffix=" " style:num-format="1" text:display-levels="3">
        <style:list-level-properties text:min-label-width="1.251cm"/>
      </text:outline-level-style>
      <text:outline-level-style text:level="4" style:num-suffix="." style:num-format="1" text:display-levels="4">
        <style:list-level-properties text:min-label-width="1.524cm"/>
      </text:outline-level-style>
      <text:outline-level-style text:level="5" style:num-suffix="." style:num-format="1" text:display-levels="5">
        <style:list-level-properties text:min-label-width="1.778cm"/>
      </text:outline-level-style>
      <text:outline-level-style text:level="6" style:num-suffix="." style:num-format="1" text:display-levels="6">
        <style:list-level-properties text:min-label-width="2.032cm"/>
      </text:outline-level-style>
      <text:outline-level-style text:level="7" style:num-suffix="." style:num-format="1" text:display-levels="7">
        <style:list-level-properties text:min-label-width="2.286cm"/>
      </text:outline-level-style>
      <text:outline-level-style text:level="8" style:num-suffix="." style:num-format="1" text:display-levels="8">
        <style:list-level-properties text:min-label-width="2.54cm"/>
      </text:outline-level-style>
      <text:outline-level-style text:level="9" style:num-suffix="." style:num-format="1" text:display-levels="9">
        <style:list-level-properties text:min-label-width="2.794cm"/>
      </text:outline-level-style>
      <text:outline-level-style text:level="10" style:num-suffix="." style:num-format="1" text:display-levels="10">
        <style:list-level-properties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bering_20_1" style:display-name="Numbering 1" text:consecutive-numbering="true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 .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SBC_3a_number_3a_list" style:display-name="SBC:number:list" text:consecutive-numbering="true">
      <text:list-level-style-bullet text:level="1" text:style-name="Zeichenformat" text:bullet-char="•">
        <style:list-level-properties text:min-label-width="0.499cm"/>
        <style:text-properties style:font-name="StarSymbol"/>
      </text:list-level-style-bullet>
      <text:list-level-style-bullet text:level="2" text:style-name="Zeichenformat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Zeichenformat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Zeichenformat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Zeichenformat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Zeichenformat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Zeichenformat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Zeichenformat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Zeichenformat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Zeichenformat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SBC_3a_number_3a_list_3a_numbered" style:display-name="SBC:number:list:numbered" text:consecutive-numbering="true">
      <text:list-level-style-number text:level="1" text:style-name="Zeichenformat" style:num-suffix="." style:num-format="1">
        <style:list-level-properties text:space-before="1.25cm" text:min-label-width="0.75cm"/>
      </text:list-level-style-number>
      <text:list-level-style-number text:level="2" text:style-name="Zeichenformat" style:num-suffix="." style:num-format="1">
        <style:list-level-properties text:space-before="3.251cm" text:min-label-width="0.75cm"/>
      </text:list-level-style-number>
      <text:list-level-style-number text:level="3" text:style-name="Zeichenformat" style:num-suffix="." style:num-format="1">
        <style:list-level-properties text:space-before="5.251cm" text:min-label-width="0.75cm"/>
      </text:list-level-style-number>
      <text:list-level-style-number text:level="4" text:style-name="Zeichenformat" style:num-suffix="." style:num-format="1">
        <style:list-level-properties text:space-before="7.251cm" text:min-label-width="0.75cm"/>
      </text:list-level-style-number>
      <text:list-level-style-number text:level="5" text:style-name="Zeichenformat" style:num-suffix="." style:num-format="1">
        <style:list-level-properties text:space-before="9.251cm" text:min-label-width="0.75cm"/>
      </text:list-level-style-number>
      <text:list-level-style-number text:level="6" text:style-name="Zeichenformat" style:num-suffix="." style:num-format="1">
        <style:list-level-properties text:space-before="11.252cm" text:min-label-width="0.75cm"/>
      </text:list-level-style-number>
      <text:list-level-style-number text:level="7" text:style-name="Zeichenformat" style:num-suffix="." style:num-format="1">
        <style:list-level-properties text:space-before="13.252cm" text:min-label-width="0.75cm"/>
      </text:list-level-style-number>
      <text:list-level-style-number text:level="8" text:style-name="Zeichenformat" style:num-suffix="." style:num-format="1">
        <style:list-level-properties text:space-before="15.252cm" text:min-label-width="0.75cm"/>
      </text:list-level-style-number>
      <text:list-level-style-number text:level="9" text:style-name="Zeichenformat" style:num-suffix="." style:num-format="1">
        <style:list-level-properties text:space-before="17.252cm" text:min-label-width="0.75cm"/>
      </text:list-level-style-number>
      <text:list-level-style-number text:level="10" text:style-name="Zeichenformat" style:num-suffix="." style:num-format="1">
        <style:list-level-properties text:space-before="19.253cm" text:min-label-width="0.7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master-page-name="Endnote" style:num-format="1" text:start-value="0"/>
    <text:bibliography-configuration text:prefix="[" text:suffix="]" text:numbered-entries="true" text:sort-algorithm="alphanumeric" fo:language="pt" fo:country="BR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 style:list-style-name="ML1" style:master-page-name="">
      <style:paragraph-properties style:page-number="auto" text:number-lines="true" text:line-number="1" style:writing-mode="lr-tb"/>
      <style:text-properties officeooo:rsid="0a3c8896" officeooo:paragraph-rsid="0a3c8896"/>
    </style:style>
    <text:list-style style:name="ML1">
      <text:list-level-style-number text:level="1" style:num-suffix=".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start-value="0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start-value="0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start-value="0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start-value="0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start-value="0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start-value="0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start-value="0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start-value="0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start-value="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.064cm" fo:margin-right="1.977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99ccff"/>
      </style:header-style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Index" style:page-layout-name="Mpm3">
      <style:header>
        <text:list xml:id="list3025212929" text:style-name="ML1">
          <text:list-item>
            <text:list>
              <text:list-header>
                <text:p text:style-name="MP1"><text:page-number text:select-page="current">0</text:page-number></text:p>
              </text:list-header>
            </text:list>
          </text:list-item>
        </text:list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5.2$Linux_X86_64 LibreOffice_project/54c8cbb85f300ac59db32fe8a675ff7683cd5a16</meta:generator>
    <meta:creation-date>2017-06-02T10:15:49.598000000</meta:creation-date>
    <dc:language>pt-BR</dc:language>
    <meta:editing-cycles>1703</meta:editing-cycles>
    <meta:editing-duration>P4DT14H16M52S</meta:editing-duration>
    <dc:date>2020-06-14T12:32:59.962191142</dc:date>
    <meta:document-statistic meta:table-count="0" meta:image-count="0" meta:object-count="0" meta:page-count="4" meta:paragraph-count="38" meta:word-count="691" meta:character-count="5111" meta:non-whitespace-character-count="4462"/>
    <meta:user-defined meta:name="Info 1"/>
    <meta:user-defined meta:name="Info 2"/>
    <meta:user-defined meta:name="Info 3"/>
    <meta:user-defined meta:name="Info 4"/>
  </office:meta>
</office:document-meta>
</file>